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/>
    </style:style>
    <style:style style:name="P3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" style:family="paragraph" style:parent-style-name="Standard">
      <style:text-properties style:font-name="Sans-serif" fo:font-weight="bold" officeooo:rsid="0872d562" officeooo:paragraph-rsid="08face14" style:font-weight-asian="bold" style:font-weight-complex="bold"/>
    </style:style>
    <style:style style:name="P6" style:family="paragraph" style:parent-style-name="Standard">
      <style:text-properties style:font-name="Sans-serif" fo:font-weight="bold" officeooo:rsid="0872d562" officeooo:paragraph-rsid="0a1849d3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8afaf2d" style:font-weight-asian="bold" style:font-weight-complex="bold"/>
    </style:style>
    <style:style style:name="P8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9" style:family="paragraph" style:parent-style-name="Standard">
      <style:text-properties style:font-name="Sans-serif" fo:font-weight="bold" officeooo:rsid="08b68059" officeooo:paragraph-rsid="0a4ebece" style:font-weight-asian="bold" style:font-weight-complex="bold"/>
    </style:style>
    <style:style style:name="P10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11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30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32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33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34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5" style:family="paragraph" style:parent-style-name="Standard">
      <style:text-properties style:font-name="Sans-serif" officeooo:rsid="08bffa20" officeooo:paragraph-rsid="08bffa20"/>
    </style:style>
    <style:style style:name="P36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8b902b8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b902b8"/>
    </style:style>
    <style:style style:name="P44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8face14" style:font-weight-asian="bold" style:font-weight-complex="bold"/>
    </style:style>
    <style:style style:name="P45" style:family="paragraph" style:parent-style-name="Heading_20_3">
      <style:text-properties style:font-name="Sans-serif" officeooo:rsid="08a9dc51" officeooo:paragraph-rsid="08a9dc51"/>
    </style:style>
    <style:style style:name="P46" style:family="paragraph" style:parent-style-name="Heading_20_2">
      <style:text-properties style:font-name="Sans-serif" officeooo:rsid="076a11fb" officeooo:paragraph-rsid="08bffa20"/>
    </style:style>
    <style:style style:name="P47" style:family="paragraph" style:parent-style-name="Heading_20_2">
      <style:text-properties style:font-name="Sans-serif" officeooo:rsid="0872d562" officeooo:paragraph-rsid="0872d562"/>
    </style:style>
    <style:style style:name="P48" style:family="paragraph" style:parent-style-name="Standard" style:list-style-name="L1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872d56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7a6fb7f" style:font-weight-asian="normal" style:font-weight-complex="normal"/>
    </style:style>
    <style:style style:name="T5" style:family="text">
      <style:text-properties fo:font-weight="normal" officeooo:rsid="08736f80" style:font-weight-asian="normal" style:font-weight-complex="normal"/>
    </style:style>
    <style:style style:name="T6" style:family="text">
      <style:text-properties fo:font-weight="normal" officeooo:rsid="0882f28b" style:font-weight-asian="normal" style:font-weight-complex="normal"/>
    </style:style>
    <style:style style:name="T7" style:family="text">
      <style:text-properties fo:font-weight="normal" officeooo:rsid="0883cb17" style:font-weight-asian="normal" style:font-weight-complex="normal"/>
    </style:style>
    <style:style style:name="T8" style:family="text">
      <style:text-properties fo:font-weight="normal" officeooo:rsid="0887e83f" style:font-weight-asian="normal" style:font-weight-complex="normal"/>
    </style:style>
    <style:style style:name="T9" style:family="text">
      <style:text-properties fo:font-weight="normal" officeooo:rsid="0889507d" style:font-weight-asian="normal" style:font-weight-complex="normal"/>
    </style:style>
    <style:style style:name="T10" style:family="text">
      <style:text-properties fo:font-weight="normal" officeooo:rsid="088aa817" style:font-weight-asian="normal" style:font-weight-complex="normal"/>
    </style:style>
    <style:style style:name="T11" style:family="text">
      <style:text-properties fo:font-weight="normal" officeooo:rsid="088ae7e3" style:font-weight-asian="normal" style:font-weight-complex="normal"/>
    </style:style>
    <style:style style:name="T12" style:family="text">
      <style:text-properties fo:font-weight="normal" officeooo:rsid="088cc2ce" style:font-weight-asian="normal" style:font-weight-complex="normal"/>
    </style:style>
    <style:style style:name="T13" style:family="text">
      <style:text-properties fo:font-weight="normal" officeooo:rsid="088d5829" style:font-weight-asian="normal" style:font-weight-complex="normal"/>
    </style:style>
    <style:style style:name="T14" style:family="text">
      <style:text-properties fo:font-weight="normal" officeooo:rsid="088e1932" style:font-weight-asian="normal" style:font-weight-complex="normal"/>
    </style:style>
    <style:style style:name="T15" style:family="text">
      <style:text-properties fo:font-weight="normal" officeooo:rsid="0890fd88" style:font-weight-asian="normal" style:font-weight-complex="normal"/>
    </style:style>
    <style:style style:name="T16" style:family="text">
      <style:text-properties fo:font-weight="normal" officeooo:rsid="089181b3" style:font-weight-asian="normal" style:font-weight-complex="normal"/>
    </style:style>
    <style:style style:name="T17" style:family="text">
      <style:text-properties fo:font-weight="normal" officeooo:rsid="089462d6" style:font-weight-asian="normal" style:font-weight-complex="normal"/>
    </style:style>
    <style:style style:name="T18" style:family="text">
      <style:text-properties fo:font-weight="normal" officeooo:rsid="08965360" style:font-weight-asian="normal" style:font-weight-complex="normal"/>
    </style:style>
    <style:style style:name="T19" style:family="text">
      <style:text-properties fo:font-weight="normal" officeooo:rsid="08acfec4" style:font-weight-asian="normal" style:font-weight-complex="normal"/>
    </style:style>
    <style:style style:name="T20" style:family="text">
      <style:text-properties fo:font-weight="normal" officeooo:rsid="08ad24e3" style:font-weight-asian="normal" style:font-weight-complex="normal"/>
    </style:style>
    <style:style style:name="T21" style:family="text">
      <style:text-properties fo:font-weight="normal" officeooo:rsid="08af0ac8" style:font-weight-asian="normal" style:font-weight-complex="normal"/>
    </style:style>
    <style:style style:name="T22" style:family="text">
      <style:text-properties fo:font-weight="normal" officeooo:rsid="08afaf2d" style:font-weight-asian="normal" style:font-weight-complex="normal"/>
    </style:style>
    <style:style style:name="T23" style:family="text">
      <style:text-properties fo:font-weight="normal" officeooo:rsid="08b10cd8" style:font-weight-asian="normal" style:font-weight-complex="normal"/>
    </style:style>
    <style:style style:name="T24" style:family="text">
      <style:text-properties fo:font-weight="normal" officeooo:rsid="08b1a769" style:font-weight-asian="normal" style:font-weight-complex="normal"/>
    </style:style>
    <style:style style:name="T25" style:family="text">
      <style:text-properties fo:font-weight="normal" officeooo:rsid="08b38724" style:font-weight-asian="normal" style:font-weight-complex="normal"/>
    </style:style>
    <style:style style:name="T26" style:family="text">
      <style:text-properties fo:font-weight="normal" officeooo:rsid="08c0bf60" style:font-weight-asian="normal" style:font-weight-complex="normal"/>
    </style:style>
    <style:style style:name="T27" style:family="text">
      <style:text-properties fo:font-weight="normal" officeooo:rsid="08c7a7ae" style:font-weight-asian="normal" style:font-weight-complex="normal"/>
    </style:style>
    <style:style style:name="T28" style:family="text">
      <style:text-properties fo:font-weight="normal" officeooo:rsid="08df3750" style:font-weight-asian="normal" style:font-weight-complex="normal"/>
    </style:style>
    <style:style style:name="T29" style:family="text">
      <style:text-properties fo:font-weight="normal" officeooo:rsid="08e09139" style:font-weight-asian="normal" style:font-weight-complex="normal"/>
    </style:style>
    <style:style style:name="T30" style:family="text">
      <style:text-properties fo:font-weight="normal" officeooo:rsid="08e33c00" style:font-weight-asian="normal" style:font-weight-complex="normal"/>
    </style:style>
    <style:style style:name="T31" style:family="text">
      <style:text-properties fo:font-weight="normal" officeooo:rsid="08f16856" style:font-weight-asian="normal" style:font-weight-complex="normal"/>
    </style:style>
    <style:style style:name="T32" style:family="text">
      <style:text-properties fo:font-weight="normal" officeooo:rsid="090d2d9d" style:font-weight-asian="normal" style:font-weight-complex="normal"/>
    </style:style>
    <style:style style:name="T33" style:family="text">
      <style:text-properties fo:font-weight="normal" officeooo:rsid="090e06bd" style:font-weight-asian="normal" style:font-weight-complex="normal"/>
    </style:style>
    <style:style style:name="T34" style:family="text">
      <style:text-properties fo:font-weight="normal" officeooo:rsid="090eb909" style:font-weight-asian="normal" style:font-weight-complex="normal"/>
    </style:style>
    <style:style style:name="T35" style:family="text">
      <style:text-properties fo:font-weight="normal" officeooo:rsid="090fea36" style:font-weight-asian="normal" style:font-weight-complex="normal"/>
    </style:style>
    <style:style style:name="T36" style:family="text">
      <style:text-properties fo:font-weight="normal" officeooo:rsid="095ccf21" style:font-weight-asian="normal" style:font-weight-complex="normal"/>
    </style:style>
    <style:style style:name="T37" style:family="text">
      <style:text-properties fo:font-weight="normal" officeooo:rsid="095cd612" style:font-weight-asian="normal" style:font-weight-complex="normal"/>
    </style:style>
    <style:style style:name="T38" style:family="text">
      <style:text-properties fo:font-weight="normal" officeooo:rsid="0a272d04" style:font-weight-asian="normal" style:font-weight-complex="normal"/>
    </style:style>
    <style:style style:name="T39" style:family="text">
      <style:text-properties fo:font-weight="normal" officeooo:rsid="0a29e88b" style:font-weight-asian="normal" style:font-weight-complex="normal"/>
    </style:style>
    <style:style style:name="T40" style:family="text">
      <style:text-properties fo:font-weight="normal" officeooo:rsid="0a2ab923" style:font-weight-asian="normal" style:font-weight-complex="normal"/>
    </style:style>
    <style:style style:name="T41" style:family="text">
      <style:text-properties fo:font-weight="normal" officeooo:rsid="0a2bdd07" style:font-weight-asian="normal" style:font-weight-complex="normal"/>
    </style:style>
    <style:style style:name="T42" style:family="text">
      <style:text-properties fo:font-weight="normal" officeooo:rsid="0a360437" style:font-weight-asian="normal" style:font-weight-complex="normal"/>
    </style:style>
    <style:style style:name="T43" style:family="text">
      <style:text-properties fo:font-weight="normal" officeooo:rsid="0a3802f6" style:font-weight-asian="normal" style:font-weight-complex="normal"/>
    </style:style>
    <style:style style:name="T44" style:family="text">
      <style:text-properties fo:font-weight="normal" officeooo:rsid="0a389e4b" style:font-weight-asian="normal" style:font-weight-complex="normal"/>
    </style:style>
    <style:style style:name="T45" style:family="text">
      <style:text-properties fo:font-weight="normal" officeooo:rsid="0a3e5cf9" style:font-weight-asian="normal" style:font-weight-complex="normal"/>
    </style:style>
    <style:style style:name="T46" style:family="text">
      <style:text-properties fo:font-weight="normal" officeooo:rsid="0a400fce" style:font-weight-asian="normal" style:font-weight-complex="normal"/>
    </style:style>
    <style:style style:name="T47" style:family="text">
      <style:text-properties fo:font-weight="normal" officeooo:rsid="0a430b29" style:font-weight-asian="normal" style:font-weight-complex="normal"/>
    </style:style>
    <style:style style:name="T48" style:family="text">
      <style:text-properties fo:font-weight="normal" officeooo:rsid="0a435022" style:font-weight-asian="normal" style:font-weight-complex="normal"/>
    </style:style>
    <style:style style:name="T49" style:family="text">
      <style:text-properties fo:font-weight="normal" officeooo:rsid="0a490fa9" style:font-weight-asian="normal" style:font-weight-complex="normal"/>
    </style:style>
    <style:style style:name="T50" style:family="text">
      <style:text-properties fo:font-weight="normal" officeooo:rsid="0a49f5ef" style:font-weight-asian="normal" style:font-weight-complex="normal"/>
    </style:style>
    <style:style style:name="T51" style:family="text">
      <style:text-properties fo:font-weight="normal" officeooo:rsid="0a4a965b" style:font-weight-asian="normal" style:font-weight-complex="normal"/>
    </style:style>
    <style:style style:name="T52" style:family="text">
      <style:text-properties fo:font-weight="normal" officeooo:rsid="0b21968b" style:font-weight-asian="normal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a2ab923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a33f188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a435022" style:font-style-asian="italic" style:font-weight-asian="normal" style:font-style-complex="italic" style:font-weight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8c74841" style:font-style-asian="normal" style:font-style-complex="normal"/>
    </style:style>
    <style:style style:name="T60" style:family="text">
      <style:text-properties fo:font-style="normal" officeooo:rsid="0a2d0ff7" style:font-style-asian="normal" style:font-style-complex="normal"/>
    </style:style>
    <style:style style:name="T61" style:family="text">
      <style:text-properties fo:font-style="normal" officeooo:rsid="0a30a8c7" style:font-style-asian="normal" style:font-style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a2ab923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a435022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a46fb7b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79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81" style:family="text">
      <style:text-properties style:text-underline-style="solid" style:text-underline-width="auto" style:text-underline-color="font-color" fo:font-weight="normal" officeooo:rsid="08bb205f" style:font-weight-asian="normal" style:font-weight-complex="normal"/>
    </style:style>
    <style:style style:name="T82" style:family="text">
      <style:text-properties style:font-name="Sans-serif"/>
    </style:style>
    <style:style style:name="T83" style:family="text">
      <style:text-properties style:font-name="Sans-serif" officeooo:rsid="0899f8b7"/>
    </style:style>
    <style:style style:name="T84" style:family="text">
      <style:text-properties style:font-name="Sans-serif" officeooo:rsid="08720e6f"/>
    </style:style>
    <style:style style:name="T85" style:family="text">
      <style:text-properties style:font-name="Sans-serif" officeooo:rsid="0b23e1d1"/>
    </style:style>
    <style:style style:name="T86" style:family="text">
      <style:text-properties fo:font-size="9pt" fo:font-weight="normal" style:font-size-asian="9pt" style:font-weight-asian="normal" style:font-size-complex="9pt" style:font-weight-complex="normal"/>
    </style:style>
    <style:style style:name="T87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8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89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90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91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92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93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94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95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96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97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98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99" style:family="text">
      <style:text-properties fo:font-size="9pt" officeooo:rsid="07a6fb7f" style:font-size-asian="9pt" style:font-size-complex="9pt"/>
    </style:style>
    <style:style style:name="T100" style:family="text">
      <style:text-properties fo:font-size="9pt" officeooo:rsid="08ca7d4a" style:font-size-asian="9pt" style:font-size-complex="9pt"/>
    </style:style>
    <style:style style:name="T101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02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04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05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06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07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108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09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10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11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12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13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14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15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116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117" style:family="text">
      <style:text-properties officeooo:rsid="07a6fb7f"/>
    </style:style>
    <style:style style:name="T118" style:family="text">
      <style:text-properties officeooo:rsid="08720e6f"/>
    </style:style>
    <style:style style:name="T119" style:family="text">
      <style:text-properties officeooo:rsid="08b68059"/>
    </style:style>
    <style:style style:name="T120" style:family="text">
      <style:text-properties officeooo:rsid="08f0d68d"/>
    </style:style>
    <style:style style:name="T121" style:family="text">
      <style:text-properties officeooo:rsid="08f16246"/>
    </style:style>
    <style:style style:name="T122" style:family="text">
      <style:text-properties officeooo:rsid="090eb909"/>
    </style:style>
    <style:style style:name="T123" style:family="text">
      <style:text-properties officeooo:rsid="095c5b93"/>
    </style:style>
    <style:style style:name="T124" style:family="text">
      <style:text-properties officeooo:rsid="0a272d04"/>
    </style:style>
    <style:style style:name="T125" style:family="text">
      <style:text-properties officeooo:rsid="0b23e1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2">You </text:span><text:span text:style-name="T84">do magic with sheer </text:span><text:span text:style-name="T85">fucking </text:span><text:span text:style-name="T84">force of will.</text:span></text:p>
      <text:h text:style-name="P46" text:outline-level="2">Resources</text:h>
      <text:p text:style-name="P35"><text:span text:style-name="T2">W</text:span><text:span text:style-name="T1">ill –</text:span><text:span text:style-name="T3"> </text:span><text:span text:style-name="T26">The overwhelming conviction that your magic should override the very laws of reality.</text:span></text:p>
      <text:p text:style-name="P29"/>
      <text:p text:style-name="P3"><text:span text:style-name="T88">● </text:span><text:span text:style-name="T90">1. </text:span><text:span text:style-name="T89">▢ ▢ ▢ </text:span></text:p>
      <text:p text:style-name="P4"><text:span text:style-name="T99">○</text:span><text:span text:style-name="T88"> </text:span><text:span text:style-name="T94">2</text:span><text:span text:style-name="T90">. </text:span><text:span text:style-name="T89">▢</text:span></text:p>
      <text:p text:style-name="P4"><text:span text:style-name="T99">○</text:span><text:span text:style-name="T88"> </text:span><text:span text:style-name="T94">3</text:span><text:span text:style-name="T90">. </text:span><text:span text:style-name="T89">▢</text:span></text:p>
      <text:h text:style-name="P47" text:outline-level="2">Abilities</text:h>
      <text:h text:style-name="P45" text:outline-level="3">Thread<text:span text:style-name="T123">s</text:span></text:h>
      <text:p text:style-name="P11">These are the <text:span text:style-name="T120">strands</text:span> that a sorcerer weaves together to create their magic. Note that <text:span text:style-name="T121">some of these cannot be bought above +0.</text:span></text:p>
      <text:p text:style-name="P11"/>
      <text:p text:style-name="P20"><text:span text:style-name="T117">○ Affect an area ○ ○ ○ –</text:span><text:span text:style-name="T4"> </text:span><text:span text:style-name="T13">You’re targeting your magic against a </text:span><text:span text:style-name="T14">spatial </text:span><text:span text:style-name="T13">area, its contents, or occupants.</text:span></text:p>
      <text:p text:style-name="P13"/>
      <text:p text:style-name="P23"><text:span text:style-name="T117">○ Affect at range ○ ○ ○ – </text:span><text:span text:style-name="T30">You’re targeting something or someone too far away to touch.</text:span></text:p>
      <text:p text:style-name="P14"/>
      <text:p text:style-name="P19"><text:span text:style-name="T117">○ Affect the living ○ ○ ○ – </text:span><text:span text:style-name="T4">You’re using your </text:span><text:span text:style-name="T12">magic </text:span><text:span text:style-name="T23">to directly affect </text:span><text:span text:style-name="T24">a living</text:span><text:span text:style-name="T18"> body,</text:span><text:span text:style-name="T25"> mind, or spirit.</text:span></text:p>
      <text:p text:style-name="P15"/>
      <text:p text:style-name="P21"><text:span text:style-name="T117">○ Conjure object ○ ○ ○</text:span><text:span text:style-name="T4"> </text:span><text:span text:style-name="T117">– </text:span><text:span text:style-name="T15">You’re conjuring an inanimate object.</text:span></text:p>
      <text:p text:style-name="P16"/>
      <text:p text:style-name="P22"><text:span text:style-name="T117">○ Conjure being</text:span><text:span text:style-name="T4"> </text:span><text:span text:style-name="T117">–</text:span><text:span text:style-name="T4"> </text:span><text:span text:style-name="T16">You’re </text:span><text:span text:style-name="T17">conjuring</text:span><text:span text:style-name="T16"> </text:span><text:span text:style-name="T31">a complex life form.</text:span></text:p>
      <text:p text:style-name="P16"/>
      <text:p text:style-name="P24"><text:span text:style-name="T4">○ </text:span><text:span text:style-name="T117">Conjure elements ○ ○ ○</text:span><text:span text:style-name="T4"> </text:span><text:span text:style-name="T117">– </text:span><text:span text:style-name="T12">You’re conjuring energetic classical elements.</text:span></text:p>
      <text:p text:style-name="P2"/>
      <text:p text:style-name="P24"><text:span text:style-name="T4">○ </text:span><text:span text:style-name="T117">Elemental kinetics ○ ○ ○</text:span><text:span text:style-name="T4"> </text:span><text:span text:style-name="T117">– </text:span><text:span text:style-name="T4">You’</text:span><text:span text:style-name="T12">re moving or shaping energetic classical elements.</text:span></text:p>
      <text:p text:style-name="P17"/>
      <text:p text:style-name="P27"><text:span text:style-name="T117">○ Accelerate entropy ○ ○ ○ –</text:span><text:span text:style-name="T4"> </text:span><text:span text:style-name="T44">You’re using magic to mimic or enhance the ravages of chaos.</text:span></text:p>
      <text:p text:style-name="P17"/>
      <text:p text:style-name="P24"><text:span text:style-name="T4">○ </text:span><text:span text:style-name="T122">Reverse entropy –</text:span><text:span text:style-name="T4"> </text:span><text:span text:style-name="T34">You’re </text:span><text:span text:style-name="T45">slowing or</text:span><text:span text:style-name="T34"> undoing the ravages o</text:span><text:span text:style-name="T35">f</text:span><text:span text:style-name="T34"> chaos.</text:span></text:p>
      <text:p text:style-name="P25"><text:span text:style-name="T117">○ Transit ○ ○ ○ –</text:span><text:span text:style-name="T4"> </text:span><text:span text:style-name="T38">You’re using magic to move </text:span><text:span text:style-name="T52">or connect</text:span><text:span text:style-name="T38"> something such that it </text:span><text:span text:style-name="T42">doesn’t cross </text:span><text:span text:style-name="T38">the space in between.</text:span></text:p>
      <text:p text:style-name="P18"/>
      <text:p text:style-name="P26"><text:span text:style-name="T117">○ Alter time – </text:span><text:span text:style-name="T43">You’re using magic to alter the physical flow of time.</text:span></text:p>
      <text:h text:style-name="P47" text:outline-level="2"><text:span text:style-name="T124">Special </text:span>Moves</text:h>
      <text:p text:style-name="P44"><text:span text:style-name="T100">Restore Will –</text:span><text:span text:style-name="T95"> </text:span><text:span text:style-name="T96">You </text:span><text:span text:style-name="T97">restore</text:span><text:span text:style-name="T96"> 1 Will w</text:span><text:span text:style-name="T95">hen you roll a </text:span><text:span text:style-name="T87">⚅⚅ </text:span><text:span text:style-name="T95">on a</text:span><text:span text:style-name="T109">ny </text:span><text:span text:style-name="T116">basic move</text:span><text:span text:style-name="T109">. </text:span><text:span text:style-name="T113">I</text:span><text:span text:style-name="T114">f you have 0 Will</text:span><text:span text:style-name="T111">, a </text:span><text:span text:style-name="T110">⚃⚅ </text:span><text:span text:style-name="T112">also counts.</text:span></text:p>
      <text:p text:style-name="P12"/>
      <text:p text:style-name="P6"><text:span text:style-name="T107">Lose</text:span><text:span text:style-name="T108"> Will –</text:span><text:span text:style-name="T102"> </text:span><text:span text:style-name="T103">You lose 1 Will when you roll a </text:span><text:span text:style-name="T104">⚀⚀ </text:span><text:span text:style-name="T103">on a</text:span><text:span text:style-name="T105">ny</text:span><text:span text:style-name="T103"> </text:span><text:span text:style-name="T115">basic move</text:span><text:span text:style-name="T106">.</text:span></text:p>
      <text:p text:style-name="P28"/>
      <text:p text:style-name="P5"><text:span text:style-name="T101">● </text:span>Weave magic – <text:span text:style-name="T3">You’</text:span><text:span text:style-name="T28">re</text:span><text:span text:style-name="T3"> </text:span><text:span text:style-name="T28">creating</text:span><text:span text:style-name="T3"> </text:span><text:span text:style-name="T8">and cast</text:span><text:span text:style-name="T28">ing</text:span><text:span text:style-name="T8"> </text:span><text:span text:style-name="T3">a magical effect limited only by your creativity and </text:span><text:span text:style-name="T7">your mastery of the </text:span><text:span text:style-name="T5">Thread</text:span><text:span text:style-name="T6">s. </text:span><text:span text:style-name="T79">Y</text:span><text:span text:style-name="T80">ou must have 1 or more Will to make this move</text:span><text:span text:style-name="T81">.</text:span></text:p>
      <text:p text:style-name="P30"/>
      <text:p text:style-name="P8"><text:span text:style-name="T6">D</text:span><text:span text:style-name="T3">escribe the effect you want </text:span><text:span text:style-name="T29">to create</text:span><text:span text:style-name="T3"> and whom or what you wish to target. </text:span><text:span text:style-name="T47">This can be practically anything </text:span><text:span text:style-name="T48">magical you can think of.</text:span></text:p>
      <text:p text:style-name="P31"/>
      <text:p text:style-name="P8"><text:span text:style-name="T39">You cannot create </text:span><text:span text:style-name="T40">long-lived or </text:span><text:span text:style-name="T39">permanent effects. </text:span><text:span text:style-name="T46">R</text:span><text:span text:style-name="T40">eality will re-establish its dominion when you lose sight of the effect, or the next time you </text:span><text:span text:style-name="T54">weave magic</text:span><text:span text:style-name="T67">. </text:span><text:span text:style-name="T68">The outcomes and consequences of your effect do not reverse themselves, </text:span><text:span text:style-name="T73">though. That building is still on fire.</text:span></text:p>
      <text:p text:style-name="P32"/>
      <text:p text:style-name="P7"><text:span text:style-name="T3">Decide which Threads the effect depends on. </text:span><text:span text:style-name="T41">I</text:span><text:span text:style-name="T3">f you’re unsure, ask the GM. </text:span><text:span text:style-name="T9">You </text:span><text:span text:style-name="T36">should</text:span><text:span text:style-name="T9"> rationalize creatively, </text:span><text:span text:style-name="T10">but not in opposition to established fiction </text:span><text:span text:style-name="T32">or common sense</text:span><text:span text:style-name="T10">. </text:span><text:span text:style-name="T37">I</text:span><text:span text:style-name="T11">nclude every Thread that </text:span><text:span text:style-name="T33">meaningfully relates </text:span><text:span text:style-name="T11">to the effect you’ve described, </text:span><text:span text:style-name="T22">even if you haven’t bought that Thread</text:span><text:span text:style-name="T11">.</text:span></text:p>
      <text:p text:style-name="P33"/>
      <text:p text:style-name="P7"><text:span text:style-name="T19">From all the Threads </text:span><text:span text:style-name="T22">your effect depends on</text:span><text:span text:style-name="T19">, the one with the lowest rating is the </text:span><text:span text:style-name="T119">weak thread</text:span><text:span text:style-name="T19"> </text:span><text:span text:style-name="T20">for this </text:span><text:span text:style-name="T21">effect. </text:span><text:span text:style-name="T49">If there are multiple </text:span><text:span text:style-name="T50">with the same low rating</text:span><text:span text:style-name="T49">, it doesn’t matter; </text:span><text:span text:style-name="T51">p</text:span><text:span text:style-name="T49">ick one.</text:span></text:p>
      <text:p text:style-name="P34"/>
      <text:p text:style-name="P9"><text:span text:style-name="T21">I</text:span><text:span text:style-name="T3">f you’re using your magic to </text:span><text:span text:style-name="T27">make</text:span><text:span text:style-name="T3"> a </text:span><text:span text:style-name="T53">basic move</text:span><text:span text:style-name="T62">, roll </text:span><text:span text:style-name="T66">that move with </text:span><text:span text:style-name="T58">weak </text:span><text:span text:style-name="T59">t</text:span><text:span text:style-name="T58">hread</text:span><text:span text:style-name="T62">.</text:span></text:p>
      <text:p text:style-name="P36"/>
      <text:p text:style-name="P9"><text:span text:style-name="T69">If you’re gonna </text:span><text:span text:style-name="T55">fuck ‘em up</text:span><text:span text:style-name="T69"> </text:span><text:span text:style-name="T72">or </text:span><text:span text:style-name="T56">go apeshit</text:span><text:span text:style-name="T72">, </text:span><text:span text:style-name="T69">you can do </text:span><text:span text:style-name="T60">1 </text:span><text:span text:style-name="T61">+</text:span><text:span text:style-name="T60"> weak thread</text:span><text:span text:style-name="T69"> harm—</text:span><text:span text:style-name="T70">this means you </text:span><text:span text:style-name="T71">do 0 </text:span><text:span text:style-name="T70">harm if your weak thread is -1. </text:span><text:span text:style-name="T76">If you can’t do enough harm to fit the injuries your description would cause, you’ll need to alter your effect </text:span><text:span text:style-name="T78">to fit what you can do.</text:span></text:p>
      <text:p text:style-name="P37"/>
      <text:p text:style-name="P10"><text:span text:style-name="T62">If you’re trying to do something that </text:span><text:span text:style-name="T77">really </text:span><text:span text:style-name="T62">doesn’t fit into a </text:span><text:span text:style-name="T53">basic move</text:span><text:span text:style-name="T62">, </text:span><text:span text:style-name="T74">ask the GM for an </text:span><text:span text:style-name="T57">effect level</text:span><text:span text:style-name="T74"> and any penalties or bonuses </text:span><text:span text:style-name="T75">they think apply</text:span><text:span text:style-name="T74">. If you want to go ahead with your weaving, </text:span><text:span text:style-name="T62">roll </text:span><text:span text:style-name="T58">weak </text:span><text:span text:style-name="T59">t</text:span><text:span text:style-name="T58">hread</text:span><text:span text:style-name="T65">.</text:span></text:p>
      <text:p text:style-name="P38"/>
      <text:p text:style-name="P39"><text:span text:style-name="T86">⚅⚅ </text:span><text:span text:style-name="T91">You achieve your effect and </text:span><text:span text:style-name="T98">restore</text:span><text:span text:style-name="T91"> 1 Will.</text:span></text:p>
      <text:p text:style-name="P43"><text:span text:style-name="T87">⚃⚅ </text:span><text:span text:style-name="T92">You achieve your effect.</text:span></text:p>
      <text:p text:style-name="P40"><text:span text:style-name="T86">⚂⚃ </text:span><text:span text:style-name="T93">You achieve your effect, but pick 1:</text:span></text:p>
      <text:list xml:id="list260522528" text:style-name="L1">
        <text:list-item>
          <text:p text:style-name="P48">the effect is short-lived.</text:p>
        </text:list-item>
        <text:list-item>
          <text:p text:style-name="P48">the effect is weak.</text:p>
        </text:list-item>
        <text:list-item>
          <text:p text:style-name="P48">there’s a serious side effect.</text:p>
        </text:list-item>
        <text:list-item>
          <text:p text:style-name="P48">you affect someone you didn’t mean to.</text:p>
        </text:list-item>
      </text:list>
      <text:p text:style-name="P41"><text:span text:style-name="T63">⚀⚀ </text:span><text:span text:style-name="T64">The effect won’t come together and you lose 1 Will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0:39:34.086369833</dc:date>
    <meta:editing-duration>P6DT3H23M40S</meta:editing-duration>
    <meta:editing-cycles>2495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0" meta:word-count="616" meta:character-count="3314" meta:non-whitespace-character-count="2727"/>
  </office:meta>
</office:document-meta>
</file>